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0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96.98pt" svg:height="353.88pt" svg:x="122.91pt" svg:y="169.4pt">
            <loext:p draw:notify-on-update-of-ranges="Sheet1.B2:Sheet1.B2 Sheet1.B3:Sheet1.B13 Sheet1.C2:Sheet1.C2 Sheet1.C3:Sheet1.C13 Sheet1.B2:Sheet1.B2 Sheet1.B3:Sheet1.B13 Sheet1.D2:Sheet1.D2 Sheet1.D3:Sheet1.D13 Sheet1.B2:Sheet1.B2 Sheet1.B3:Sheet1.B13 Sheet1.E2:Sheet1.E2 Sheet1.E3:Sheet1.E13 Sheet1.B2:Sheet1.B2 Sheet1.B3:Sheet1.B13 Sheet1.I2:Sheet1.I2 Sheet1.I3:Sheet1.I13 Sheet1.B2:Sheet1.B2 Sheet1.B3:Sheet1.B13 Sheet1.J2:Sheet1.J2 Sheet1.J3:Sheet1.J13 Sheet1.B2:Sheet1.B2 Sheet1.B3:Sheet1.B13 Sheet1.K2:Sheet1.K2 Sheet1.K3:Sheet1.K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3"/>
        <table:table-column table:style-name="co1" table:number-columns-repeated="2" table:default-cell-style-name="ce4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TCGRID</text:p>
          </table:table-cell>
          <table:covered-table-cell table:number-columns-repeated="4" table:style-name="ce5"/>
          <table:table-cell table:style-name="Default"/>
          <table:table-cell table:style-name="ce1" office:value-type="string" calcext:value-type="string" table:number-columns-spanned="5" table:number-rows-spanned="1">
            <text:p>PC LOCAL</text:p>
          </table:table-cell>
          <table:covered-table-cell table:number-columns-repeated="4" table:style-name="ce5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ize en Bytes</text:p>
          </table:table-cell>
          <table:table-cell table:style-name="ce2" office:value-type="string" calcext:value-type="string">
            <text:p>t (local) ATCGRID</text:p>
          </table:table-cell>
          <table:table-cell table:style-name="ce2" office:value-type="string" calcext:value-type="string">
            <text:p>t (global) ATCGRID</text:p>
          </table:table-cell>
          <table:table-cell table:style-name="ce2" office:value-type="string" calcext:value-type="string">
            <text:p>t (dinámico) ATCGRID</text:p>
          </table:table-cell>
          <table:table-cell table:style-name="Default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ize en Bytes</text:p>
          </table:table-cell>
          <table:table-cell table:style-name="ce2" office:value-type="string" calcext:value-type="string">
            <text:p>t (local) LOCAL</text:p>
          </table:table-cell>
          <table:table-cell table:style-name="ce2" office:value-type="string" calcext:value-type="string">
            <text:p>t (global) LOCAL</text:p>
          </table:table-cell>
          <table:table-cell table:style-name="ce2" office:value-type="string" calcext:value-type="string">
            <text:p>t (dinámico) LOCAL</text:p>
          </table:table-cell>
        </table:table-row>
        <table:table-row table:style-name="ro1">
          <table:table-cell table:style-name="ce3" office:value-type="float" office:value="65536" calcext:value-type="float">
            <text:p>65536</text:p>
          </table:table-cell>
          <table:table-cell table:formula="of:=[.A3]*8" office:value-type="float" office:value="524288" calcext:value-type="float">
            <text:p>524288</text:p>
          </table:table-cell>
          <table:table-cell office:value-type="float" office:value="0.000373142" calcext:value-type="float">
            <text:p>0.000373142</text:p>
          </table:table-cell>
          <table:table-cell office:value-type="float" office:value="0.000357897" calcext:value-type="float">
            <text:p>0.000357897</text:p>
          </table:table-cell>
          <table:table-cell office:value-type="float" office:value="0.000440918" calcext:value-type="float">
            <text:p>0.000440918</text:p>
          </table:table-cell>
          <table:table-cell table:style-name="Default"/>
          <table:table-cell table:style-name="ce3" office:value-type="float" office:value="65536" calcext:value-type="float">
            <text:p>65536</text:p>
          </table:table-cell>
          <table:table-cell table:style-name="ce3" table:formula="of:=[.G3]*8" office:value-type="float" office:value="524288" calcext:value-type="float">
            <text:p>524288</text:p>
          </table:table-cell>
          <table:table-cell table:style-name="ce3" office:value-type="float" office:value="0.000965626" calcext:value-type="float">
            <text:p>0.000965626</text:p>
          </table:table-cell>
          <table:table-cell table:style-name="ce3" office:value-type="float" office:value="0.00094333" calcext:value-type="float">
            <text:p>0.00094333</text:p>
          </table:table-cell>
          <table:table-cell table:style-name="ce3" office:value-type="float" office:value="0.000958978" calcext:value-type="float">
            <text:p>0.000958978</text:p>
          </table:table-cell>
        </table:table-row>
        <table:table-row table:style-name="ro1">
          <table:table-cell table:style-name="ce3" office:value-type="float" office:value="131072" calcext:value-type="float">
            <text:p>131072</text:p>
          </table:table-cell>
          <table:table-cell table:formula="of:=[.A4]*8" office:value-type="float" office:value="1048576" calcext:value-type="float">
            <text:p>1048576</text:p>
          </table:table-cell>
          <table:table-cell office:value-type="float" office:value="0.000799968" calcext:value-type="float">
            <text:p>0.000799968</text:p>
          </table:table-cell>
          <table:table-cell office:value-type="float" office:value="0.000921198" calcext:value-type="float">
            <text:p>0.000921198</text:p>
          </table:table-cell>
          <table:table-cell office:value-type="float" office:value="0.000528061" calcext:value-type="float">
            <text:p>0.000528061</text:p>
          </table:table-cell>
          <table:table-cell table:style-name="Default"/>
          <table:table-cell table:style-name="ce3" office:value-type="float" office:value="131072" calcext:value-type="float">
            <text:p>131072</text:p>
          </table:table-cell>
          <table:table-cell table:style-name="ce3" table:formula="of:=[.G4]*8" office:value-type="float" office:value="1048576" calcext:value-type="float">
            <text:p>1048576</text:p>
          </table:table-cell>
          <table:table-cell table:style-name="ce3" office:value-type="float" office:value="0.000533388" calcext:value-type="float">
            <text:p>0.000533388</text:p>
          </table:table-cell>
          <table:table-cell table:style-name="ce3" office:value-type="float" office:value="0.000444901" calcext:value-type="float">
            <text:p>0.000444901</text:p>
          </table:table-cell>
          <table:table-cell table:style-name="ce3" office:value-type="float" office:value="0.000712079" calcext:value-type="float">
            <text:p>0.000712079</text:p>
          </table:table-cell>
        </table:table-row>
        <table:table-row table:style-name="ro1">
          <table:table-cell table:style-name="ce3" office:value-type="float" office:value="262144" calcext:value-type="float">
            <text:p>262144</text:p>
          </table:table-cell>
          <table:table-cell table:formula="of:=[.A5]*8" office:value-type="float" office:value="2097152" calcext:value-type="float">
            <text:p>2097152</text:p>
          </table:table-cell>
          <table:table-cell office:value-type="float" office:value="0.001692884" calcext:value-type="float">
            <text:p>0.001692884</text:p>
          </table:table-cell>
          <table:table-cell office:value-type="float" office:value="0.001662182" calcext:value-type="float">
            <text:p>0.001662182</text:p>
          </table:table-cell>
          <table:table-cell office:value-type="float" office:value="0.001627147" calcext:value-type="float">
            <text:p>0.001627147</text:p>
          </table:table-cell>
          <table:table-cell table:style-name="Default"/>
          <table:table-cell table:style-name="ce3" office:value-type="float" office:value="262144" calcext:value-type="float">
            <text:p>262144</text:p>
          </table:table-cell>
          <table:table-cell table:style-name="ce3" table:formula="of:=[.G5]*8" office:value-type="float" office:value="2097152" calcext:value-type="float">
            <text:p>2097152</text:p>
          </table:table-cell>
          <table:table-cell table:style-name="ce3" office:value-type="float" office:value="0.000999822" calcext:value-type="float">
            <text:p>0.000999822</text:p>
          </table:table-cell>
          <table:table-cell table:style-name="ce3" office:value-type="float" office:value="0.001020807" calcext:value-type="float">
            <text:p>0.001020807</text:p>
          </table:table-cell>
          <table:table-cell table:style-name="ce3" office:value-type="float" office:value="0.00093145" calcext:value-type="float">
            <text:p>0.00093145</text:p>
          </table:table-cell>
        </table:table-row>
        <table:table-row table:style-name="ro1">
          <table:table-cell table:style-name="ce3" office:value-type="float" office:value="524288" calcext:value-type="float">
            <text:p>524288</text:p>
          </table:table-cell>
          <table:table-cell table:formula="of:=[.A6]*8" office:value-type="float" office:value="4194304" calcext:value-type="float">
            <text:p>4194304</text:p>
          </table:table-cell>
          <table:table-cell/>
          <table:table-cell office:value-type="float" office:value="0.003008925" calcext:value-type="float">
            <text:p>0.003008925</text:p>
          </table:table-cell>
          <table:table-cell office:value-type="float" office:value="0.003175278" calcext:value-type="float">
            <text:p>0.003175278</text:p>
          </table:table-cell>
          <table:table-cell table:style-name="Default"/>
          <table:table-cell table:style-name="ce3" office:value-type="float" office:value="524288" calcext:value-type="float">
            <text:p>524288</text:p>
          </table:table-cell>
          <table:table-cell table:style-name="ce3" table:formula="of:=[.G6]*8" office:value-type="float" office:value="4194304" calcext:value-type="float">
            <text:p>4194304</text:p>
          </table:table-cell>
          <table:table-cell table:style-name="ce3" office:value-type="float" office:value="0.0018551" calcext:value-type="float">
            <text:p>0.0018551</text:p>
          </table:table-cell>
          <table:table-cell table:style-name="ce3" office:value-type="float" office:value="0.002112401" calcext:value-type="float">
            <text:p>0.002112401</text:p>
          </table:table-cell>
          <table:table-cell table:style-name="ce3" office:value-type="float" office:value="0.002016859" calcext:value-type="float">
            <text:p>0.002016859</text:p>
          </table:table-cell>
        </table:table-row>
        <table:table-row table:style-name="ro1">
          <table:table-cell table:style-name="ce3" office:value-type="float" office:value="1048576" calcext:value-type="float">
            <text:p>1048576</text:p>
          </table:table-cell>
          <table:table-cell table:formula="of:=[.A7]*8" office:value-type="float" office:value="8388608" calcext:value-type="float">
            <text:p>8388608</text:p>
          </table:table-cell>
          <table:table-cell/>
          <table:table-cell office:value-type="float" office:value="0.005500936" calcext:value-type="float">
            <text:p>0.005500936</text:p>
          </table:table-cell>
          <table:table-cell office:value-type="float" office:value="0.005988946" calcext:value-type="float">
            <text:p>0.005988946</text:p>
          </table:table-cell>
          <table:table-cell table:style-name="Default"/>
          <table:table-cell table:style-name="ce3" office:value-type="float" office:value="1048576" calcext:value-type="float">
            <text:p>1048576</text:p>
          </table:table-cell>
          <table:table-cell table:style-name="ce3" table:formula="of:=[.G7]*8" office:value-type="float" office:value="8388608" calcext:value-type="float">
            <text:p>8388608</text:p>
          </table:table-cell>
          <table:table-cell table:style-name="ce3" office:value-type="float" office:value="0.004129341" calcext:value-type="float">
            <text:p>0.004129341</text:p>
          </table:table-cell>
          <table:table-cell table:style-name="ce3" office:value-type="float" office:value="0.004175946" calcext:value-type="float">
            <text:p>0.004175946</text:p>
          </table:table-cell>
          <table:table-cell table:style-name="ce3" office:value-type="float" office:value="0.003798096" calcext:value-type="float">
            <text:p>0.003798096</text:p>
          </table:table-cell>
        </table:table-row>
        <table:table-row table:style-name="ro1">
          <table:table-cell table:style-name="ce3" office:value-type="float" office:value="2097152" calcext:value-type="float">
            <text:p>2097152</text:p>
          </table:table-cell>
          <table:table-cell table:formula="of:=[.A8]*8" office:value-type="float" office:value="16777216" calcext:value-type="float">
            <text:p>16777216</text:p>
          </table:table-cell>
          <table:table-cell/>
          <table:table-cell office:value-type="float" office:value="0.011281459" calcext:value-type="float">
            <text:p>0.011281459</text:p>
          </table:table-cell>
          <table:table-cell office:value-type="float" office:value="0.011876675" calcext:value-type="float">
            <text:p>0.011876675</text:p>
          </table:table-cell>
          <table:table-cell table:style-name="Default"/>
          <table:table-cell table:style-name="ce3" office:value-type="float" office:value="2097152" calcext:value-type="float">
            <text:p>2097152</text:p>
          </table:table-cell>
          <table:table-cell table:style-name="ce3" table:formula="of:=[.G8]*8" office:value-type="float" office:value="16777216" calcext:value-type="float">
            <text:p>16777216</text:p>
          </table:table-cell>
          <table:table-cell table:style-name="ce3" office:value-type="float" office:value="0.008346298" calcext:value-type="float">
            <text:p>0.008346298</text:p>
          </table:table-cell>
          <table:table-cell table:style-name="ce3" office:value-type="float" office:value="0.007750005" calcext:value-type="float">
            <text:p>0.007750005</text:p>
          </table:table-cell>
          <table:table-cell table:style-name="ce3" office:value-type="float" office:value="0.007815713" calcext:value-type="float">
            <text:p>0.007815713</text:p>
          </table:table-cell>
        </table:table-row>
        <table:table-row table:style-name="ro1">
          <table:table-cell table:style-name="ce3" office:value-type="float" office:value="4194304" calcext:value-type="float">
            <text:p>4194304</text:p>
          </table:table-cell>
          <table:table-cell table:formula="of:=[.A9]*8" office:value-type="float" office:value="33554432" calcext:value-type="float">
            <text:p>33554432</text:p>
          </table:table-cell>
          <table:table-cell/>
          <table:table-cell office:value-type="float" office:value="0.022449666" calcext:value-type="float">
            <text:p>0.022449666</text:p>
          </table:table-cell>
          <table:table-cell office:value-type="float" office:value="0.023566153" calcext:value-type="float">
            <text:p>0.023566153</text:p>
          </table:table-cell>
          <table:table-cell table:style-name="Default"/>
          <table:table-cell table:style-name="ce3" office:value-type="float" office:value="4194304" calcext:value-type="float">
            <text:p>4194304</text:p>
          </table:table-cell>
          <table:table-cell table:style-name="ce3" table:formula="of:=[.G9]*8" office:value-type="float" office:value="33554432" calcext:value-type="float">
            <text:p>33554432</text:p>
          </table:table-cell>
          <table:table-cell table:style-name="ce3" office:value-type="float" office:value="0.01373855" calcext:value-type="float">
            <text:p>0.01373855</text:p>
          </table:table-cell>
          <table:table-cell table:style-name="ce3" office:value-type="float" office:value="0.015495002" calcext:value-type="float">
            <text:p>0.015495002</text:p>
          </table:table-cell>
          <table:table-cell table:style-name="ce3" office:value-type="float" office:value="0.014137834" calcext:value-type="float">
            <text:p>0.014137834</text:p>
          </table:table-cell>
        </table:table-row>
        <table:table-row table:style-name="ro1">
          <table:table-cell table:style-name="ce3" office:value-type="float" office:value="8388608" calcext:value-type="float">
            <text:p>8388608</text:p>
          </table:table-cell>
          <table:table-cell table:formula="of:=[.A10]*8" office:value-type="float" office:value="67108864" calcext:value-type="float">
            <text:p>67108864</text:p>
          </table:table-cell>
          <table:table-cell/>
          <table:table-cell office:value-type="float" office:value="0.04696272" calcext:value-type="float">
            <text:p>0.04696272</text:p>
          </table:table-cell>
          <table:table-cell office:value-type="float" office:value="0.043315765" calcext:value-type="float">
            <text:p>0.043315765</text:p>
          </table:table-cell>
          <table:table-cell table:style-name="Default"/>
          <table:table-cell table:style-name="ce3" office:value-type="float" office:value="8388608" calcext:value-type="float">
            <text:p>8388608</text:p>
          </table:table-cell>
          <table:table-cell table:style-name="ce3" table:formula="of:=[.G10]*8" office:value-type="float" office:value="67108864" calcext:value-type="float">
            <text:p>67108864</text:p>
          </table:table-cell>
          <table:table-cell table:style-name="ce3" office:value-type="float" office:value="0.027272093" calcext:value-type="float">
            <text:p>0.027272093</text:p>
          </table:table-cell>
          <table:table-cell table:style-name="ce3" office:value-type="float" office:value="0.02788758" calcext:value-type="float">
            <text:p>0.02788758</text:p>
          </table:table-cell>
          <table:table-cell table:style-name="ce3" office:value-type="float" office:value="0.027752619" calcext:value-type="float">
            <text:p>0.027752619</text:p>
          </table:table-cell>
        </table:table-row>
        <table:table-row table:style-name="ro1">
          <table:table-cell table:style-name="ce3" office:value-type="float" office:value="16777216" calcext:value-type="float">
            <text:p>16777216</text:p>
          </table:table-cell>
          <table:table-cell table:formula="of:=[.A11]*8" office:value-type="float" office:value="134217728" calcext:value-type="float">
            <text:p>134217728</text:p>
          </table:table-cell>
          <table:table-cell/>
          <table:table-cell office:value-type="float" office:value="0.089166323" calcext:value-type="float">
            <text:p>0.089166323</text:p>
          </table:table-cell>
          <table:table-cell office:value-type="float" office:value="0.088589395" calcext:value-type="float">
            <text:p>0.088589395</text:p>
          </table:table-cell>
          <table:table-cell table:style-name="Default"/>
          <table:table-cell table:style-name="ce3" office:value-type="float" office:value="16777216" calcext:value-type="float">
            <text:p>16777216</text:p>
          </table:table-cell>
          <table:table-cell table:style-name="ce3" table:formula="of:=[.G11]*8" office:value-type="float" office:value="134217728" calcext:value-type="float">
            <text:p>134217728</text:p>
          </table:table-cell>
          <table:table-cell table:style-name="ce3" office:value-type="float" office:value="0.054001583" calcext:value-type="float">
            <text:p>0.054001583</text:p>
          </table:table-cell>
          <table:table-cell table:style-name="ce3" office:value-type="float" office:value="0.055365194" calcext:value-type="float">
            <text:p>0.055365194</text:p>
          </table:table-cell>
          <table:table-cell table:style-name="ce3" office:value-type="float" office:value="0.054815492" calcext:value-type="float">
            <text:p>0.054815492</text:p>
          </table:table-cell>
        </table:table-row>
        <table:table-row table:style-name="ro1">
          <table:table-cell table:style-name="ce3" office:value-type="float" office:value="33554432" calcext:value-type="float">
            <text:p>33554432</text:p>
          </table:table-cell>
          <table:table-cell table:formula="of:=[.A12]*8" office:value-type="float" office:value="268435456" calcext:value-type="float">
            <text:p>268435456</text:p>
          </table:table-cell>
          <table:table-cell/>
          <table:table-cell office:value-type="float" office:value="0.189618154" calcext:value-type="float">
            <text:p>0.189618154</text:p>
          </table:table-cell>
          <table:table-cell office:value-type="float" office:value="0.174026541" calcext:value-type="float">
            <text:p>0.174026541</text:p>
          </table:table-cell>
          <table:table-cell table:style-name="Default"/>
          <table:table-cell table:style-name="ce3" office:value-type="float" office:value="33554432" calcext:value-type="float">
            <text:p>33554432</text:p>
          </table:table-cell>
          <table:table-cell table:style-name="ce3" table:formula="of:=[.G12]*8" office:value-type="float" office:value="268435456" calcext:value-type="float">
            <text:p>268435456</text:p>
          </table:table-cell>
          <table:table-cell table:style-name="ce3" office:value-type="float" office:value="0.109050151" calcext:value-type="float">
            <text:p>0.109050151</text:p>
          </table:table-cell>
          <table:table-cell table:style-name="ce3" office:value-type="float" office:value="0.113419097" calcext:value-type="float">
            <text:p>0.113419097</text:p>
          </table:table-cell>
          <table:table-cell table:style-name="ce3" office:value-type="float" office:value="0.109589479" calcext:value-type="float">
            <text:p>0.109589479</text:p>
          </table:table-cell>
        </table:table-row>
        <table:table-row table:style-name="ro1">
          <table:table-cell table:style-name="ce3" office:value-type="float" office:value="33554432" calcext:value-type="float">
            <text:p>33554432</text:p>
          </table:table-cell>
          <table:table-cell table:formula="of:=[.A13]*8" office:value-type="float" office:value="268435456" calcext:value-type="float">
            <text:p>268435456</text:p>
          </table:table-cell>
          <table:table-cell/>
          <table:table-cell office:value-type="float" office:value="0.176800994" calcext:value-type="float">
            <text:p>0.176800994</text:p>
          </table:table-cell>
          <table:table-cell office:value-type="float" office:value="0.348509721" calcext:value-type="float">
            <text:p>0.348509721</text:p>
          </table:table-cell>
          <table:table-cell table:style-name="Default"/>
          <table:table-cell table:style-name="ce3" office:value-type="float" office:value="33554432" calcext:value-type="float">
            <text:p>33554432</text:p>
          </table:table-cell>
          <table:table-cell table:style-name="ce3" table:formula="of:=[.G13]*8" office:value-type="float" office:value="268435456" calcext:value-type="float">
            <text:p>268435456</text:p>
          </table:table-cell>
          <table:table-cell table:style-name="ce3" office:value-type="float" office:value="0.107218017" calcext:value-type="float">
            <text:p>0.107218017</text:p>
          </table:table-cell>
          <table:table-cell table:style-name="ce3" office:value-type="float" office:value="0.11155371" calcext:value-type="float">
            <text:p>0.11155371</text:p>
          </table:table-cell>
          <table:table-cell table:style-name="ce3" office:value-type="float" office:value="0.222844184" calcext:value-type="float">
            <text:p>0.222844184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Default" table:number-columns-repeated="6"/>
          <table:table-cell table:number-columns-repeated="4"/>
        </table:table-row>
        <table:table-row table:style-name="ro1" table:number-rows-repeated="11">
          <table:table-cell/>
          <table:table-cell table:style-name="Default" table:number-columns-repeated="4"/>
          <table:table-cell table:number-columns-repeated="6"/>
        </table:table-row>
        <table:table-row table:style-name="ro1" table:number-rows-repeated="10">
          <table:table-cell/>
          <table:table-cell table:style-name="ce4" table:number-columns-repeated="4"/>
          <table:table-cell table:number-columns-repeated="6"/>
        </table:table-row>
        <table:table-row table:style-name="ro1">
          <table:table-cell table:style-name="ce4" table:number-columns-repeated="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6:19:44.684802485</meta:creation-date>
    <dc:date>2018-03-07T17:36:58.429059035</dc:date>
    <meta:editing-duration>PT15M9S</meta:editing-duration>
    <meta:editing-cycles>3</meta:editing-cycles>
    <meta:generator>LibreOffice/5.1.6.2$Linux_X86_64 LibreOffice_project/10m0$Build-2</meta:generator>
    <meta:document-statistic meta:table-count="1" meta:cell-count="1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89cm" svg:height="12.485cm" xlink:href=".." xlink:type="simple" chart:class="chart:scatter" chart:style-name="ch1">
        <chart:legend chart:legend-position="end" svg:x="19.858cm" svg:y="4.698cm" style:legend-expansion="high" chart:style-name="ch2"/>
        <chart:plot-area chart:style-name="ch3" table:cell-range-address="Sheet1.B2:Sheet1.E13 Sheet1.I2:Sheet1.K13" chart:data-source-has-labels="row" svg:x="0.491cm" svg:y="0.249cm" svg:width="18.876cm" svg:height="11.987cm">
          <chartooo:coordinate-region svg:x="1.774cm" svg:y="0.448cm" svg:width="16.665cm" svg:height="11.1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13" chart:label-cell-address="Sheet1.C2:Sheet1.C2" chart:class="chart:scatter">
            <chart:domain table:cell-range-address="Sheet1.B3:Sheet1.B13"/>
            <chart:data-point chart:repeated="11"/>
          </chart:series>
          <chart:series chart:style-name="ch7" chart:values-cell-range-address="Sheet1.D3:Sheet1.D13" chart:label-cell-address="Sheet1.D2:Sheet1.D2" chart:class="chart:scatter">
            <chart:data-point chart:repeated="11"/>
          </chart:series>
          <chart:series chart:style-name="ch8" chart:values-cell-range-address="Sheet1.E3:Sheet1.E13" chart:label-cell-address="Sheet1.E2:Sheet1.E2" chart:class="chart:scatter">
            <chart:data-point chart:repeated="11"/>
          </chart:series>
          <chart:series chart:style-name="ch9" chart:values-cell-range-address="Sheet1.I3:Sheet1.I13" chart:label-cell-address="Sheet1.I2:Sheet1.I2" chart:class="chart:scatter">
            <chart:data-point chart:repeated="11"/>
          </chart:series>
          <chart:series chart:style-name="ch10" chart:values-cell-range-address="Sheet1.J3:Sheet1.J13" chart:label-cell-address="Sheet1.J2:Sheet1.J2" chart:class="chart:scatter">
            <chart:data-point chart:repeated="11"/>
          </chart:series>
          <chart:series chart:style-name="ch11" chart:values-cell-range-address="Sheet1.K3:Sheet1.K13" chart:label-cell-address="Sheet1.K2:Sheet1.K2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 (local) ATCGRID</text:p>
                <draw:g>
                  <svg:desc>Sheet1.C2:Sheet1.C2</svg:desc>
                </draw:g>
              </table:table-cell>
              <table:table-cell office:value-type="string">
                <text:p>t (global) ATCGRID</text:p>
                <draw:g>
                  <svg:desc>Sheet1.D2:Sheet1.D2</svg:desc>
                </draw:g>
              </table:table-cell>
              <table:table-cell office:value-type="string">
                <text:p>t (dinámico) ATCGRID</text:p>
                <draw:g>
                  <svg:desc>Sheet1.E2:Sheet1.E2</svg:desc>
                </draw:g>
              </table:table-cell>
              <table:table-cell office:value-type="string">
                <text:p>t (local) LOCAL</text:p>
                <draw:g>
                  <svg:desc>Sheet1.I2:Sheet1.I2</svg:desc>
                </draw:g>
              </table:table-cell>
              <table:table-cell office:value-type="string">
                <text:p>t (global) LOCAL</text:p>
                <draw:g>
                  <svg:desc>Sheet1.J2:Sheet1.J2</svg:desc>
                </draw:g>
              </table:table-cell>
              <table:table-cell office:value-type="string">
                <text:p>t (dinámico) LOCAL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>524288</text:p>
                <draw:g>
                  <svg:desc>Sheet1.B3:Sheet1.B13</svg:desc>
                </draw:g>
              </table:table-cell>
              <table:table-cell office:value-type="float" office:value="0.000373142">
                <text:p>0.000373142</text:p>
                <draw:g>
                  <svg:desc>Sheet1.C3:Sheet1.C13</svg:desc>
                </draw:g>
              </table:table-cell>
              <table:table-cell office:value-type="float" office:value="0.000357897">
                <text:p>0.000357897</text:p>
                <draw:g>
                  <svg:desc>Sheet1.D3:Sheet1.D13</svg:desc>
                </draw:g>
              </table:table-cell>
              <table:table-cell office:value-type="float" office:value="0.000440918">
                <text:p>0.000440918</text:p>
                <draw:g>
                  <svg:desc>Sheet1.E3:Sheet1.E13</svg:desc>
                </draw:g>
              </table:table-cell>
              <table:table-cell office:value-type="float" office:value="0.000965626">
                <text:p>0.000965626</text:p>
                <draw:g>
                  <svg:desc>Sheet1.I3:Sheet1.I13</svg:desc>
                </draw:g>
              </table:table-cell>
              <table:table-cell office:value-type="float" office:value="0.00094333">
                <text:p>0.00094333</text:p>
                <draw:g>
                  <svg:desc>Sheet1.J3:Sheet1.J13</svg:desc>
                </draw:g>
              </table:table-cell>
              <table:table-cell office:value-type="float" office:value="0.000958978">
                <text:p>0.000958978</text:p>
                <draw:g>
                  <svg:desc>Sheet1.K3:Sheet1.K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0799968">
                <text:p>0.000799968</text:p>
              </table:table-cell>
              <table:table-cell office:value-type="float" office:value="0.000921198">
                <text:p>0.000921198</text:p>
              </table:table-cell>
              <table:table-cell office:value-type="float" office:value="0.000528061">
                <text:p>0.000528061</text:p>
              </table:table-cell>
              <table:table-cell office:value-type="float" office:value="0.000533388">
                <text:p>0.000533388</text:p>
              </table:table-cell>
              <table:table-cell office:value-type="float" office:value="0.000444901">
                <text:p>0.000444901</text:p>
              </table:table-cell>
              <table:table-cell office:value-type="float" office:value="0.000712079">
                <text:p>0.000712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1692884">
                <text:p>0.001692884</text:p>
              </table:table-cell>
              <table:table-cell office:value-type="float" office:value="0.001662182">
                <text:p>0.001662182</text:p>
              </table:table-cell>
              <table:table-cell office:value-type="float" office:value="0.001627147">
                <text:p>0.001627147</text:p>
              </table:table-cell>
              <table:table-cell office:value-type="float" office:value="0.000999822">
                <text:p>0.000999822</text:p>
              </table:table-cell>
              <table:table-cell office:value-type="float" office:value="0.001020807">
                <text:p>0.001020807</text:p>
              </table:table-cell>
              <table:table-cell office:value-type="float" office:value="0.00093145">
                <text:p>0.000931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3008925">
                <text:p>0.003008925</text:p>
              </table:table-cell>
              <table:table-cell office:value-type="float" office:value="0.003175278">
                <text:p>0.003175278</text:p>
              </table:table-cell>
              <table:table-cell office:value-type="float" office:value="0.0018551">
                <text:p>0.0018551</text:p>
              </table:table-cell>
              <table:table-cell office:value-type="float" office:value="0.002112401">
                <text:p>0.002112401</text:p>
              </table:table-cell>
              <table:table-cell office:value-type="float" office:value="0.002016859">
                <text:p>0.0020168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5500936">
                <text:p>0.005500936</text:p>
              </table:table-cell>
              <table:table-cell office:value-type="float" office:value="0.005988946">
                <text:p>0.005988946</text:p>
              </table:table-cell>
              <table:table-cell office:value-type="float" office:value="0.004129341">
                <text:p>0.004129341</text:p>
              </table:table-cell>
              <table:table-cell office:value-type="float" office:value="0.004175946">
                <text:p>0.004175946</text:p>
              </table:table-cell>
              <table:table-cell office:value-type="float" office:value="0.003798096">
                <text:p>0.003798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11281459">
                <text:p>0.011281459</text:p>
              </table:table-cell>
              <table:table-cell office:value-type="float" office:value="0.011876675">
                <text:p>0.011876675</text:p>
              </table:table-cell>
              <table:table-cell office:value-type="float" office:value="0.008346298">
                <text:p>0.008346298</text:p>
              </table:table-cell>
              <table:table-cell office:value-type="float" office:value="0.007750005">
                <text:p>0.007750005</text:p>
              </table:table-cell>
              <table:table-cell office:value-type="float" office:value="0.007815713">
                <text:p>0.0078157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22449666">
                <text:p>0.022449666</text:p>
              </table:table-cell>
              <table:table-cell office:value-type="float" office:value="0.023566153">
                <text:p>0.023566153</text:p>
              </table:table-cell>
              <table:table-cell office:value-type="float" office:value="0.01373855">
                <text:p>0.01373855</text:p>
              </table:table-cell>
              <table:table-cell office:value-type="float" office:value="0.015495002">
                <text:p>0.015495002</text:p>
              </table:table-cell>
              <table:table-cell office:value-type="float" office:value="0.014137834">
                <text:p>0.0141378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4696272">
                <text:p>0.04696272</text:p>
              </table:table-cell>
              <table:table-cell office:value-type="float" office:value="0.043315765">
                <text:p>0.043315765</text:p>
              </table:table-cell>
              <table:table-cell office:value-type="float" office:value="0.027272093">
                <text:p>0.027272093</text:p>
              </table:table-cell>
              <table:table-cell office:value-type="float" office:value="0.02788758">
                <text:p>0.02788758</text:p>
              </table:table-cell>
              <table:table-cell office:value-type="float" office:value="0.027752619">
                <text:p>0.027752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89166323">
                <text:p>0.089166323</text:p>
              </table:table-cell>
              <table:table-cell office:value-type="float" office:value="0.088589395">
                <text:p>0.088589395</text:p>
              </table:table-cell>
              <table:table-cell office:value-type="float" office:value="0.054001583">
                <text:p>0.054001583</text:p>
              </table:table-cell>
              <table:table-cell office:value-type="float" office:value="0.055365194">
                <text:p>0.055365194</text:p>
              </table:table-cell>
              <table:table-cell office:value-type="float" office:value="0.054815492">
                <text:p>0.0548154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189618154">
                <text:p>0.189618154</text:p>
              </table:table-cell>
              <table:table-cell office:value-type="float" office:value="0.174026541">
                <text:p>0.174026541</text:p>
              </table:table-cell>
              <table:table-cell office:value-type="float" office:value="0.109050151">
                <text:p>0.109050151</text:p>
              </table:table-cell>
              <table:table-cell office:value-type="float" office:value="0.113419097">
                <text:p>0.113419097</text:p>
              </table:table-cell>
              <table:table-cell office:value-type="float" office:value="0.109589479">
                <text:p>0.1095894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176800994">
                <text:p>0.176800994</text:p>
              </table:table-cell>
              <table:table-cell office:value-type="float" office:value="0.348509721">
                <text:p>0.348509721</text:p>
              </table:table-cell>
              <table:table-cell office:value-type="float" office:value="0.107218017">
                <text:p>0.107218017</text:p>
              </table:table-cell>
              <table:table-cell office:value-type="float" office:value="0.11155371">
                <text:p>0.11155371</text:p>
              </table:table-cell>
              <table:table-cell office:value-type="float" office:value="0.222844184">
                <text:p>0.222844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